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Linux locking mechanisms</text:p>
            <text:p>Mark Veltzer</text:p>
            <text:p><text:span text:style-name="T1">veltzer@gnu.or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o am I?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Linux kernel hacker</text:p>
              </text:list-item>
              <text:list-item>
                <text:p>Current maintainer of gnu grep(1)</text:p>
              </text:list-item>
              <text:list-item>
                <text:p>Free Source evangelist</text:p>
              </text:list-item>
              <text:list-item>
                <text:p>CTO of Hinbit</text:p>
              </text:list-item>
              <text:list-item>
                <text:p>Political philosopher (checkout my book “שלטון ההמון” at book stores near you...)</text:p>
              </text:list-item>
              <text:list-item>
                <text:p>Jazz piano play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y locking?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To avoid race conditions in accessing shared memory.</text:p>
              </text:list-item>
              <text:list-item>
                <text:p>These occur because of: user space pre-emption which is based on timer interrupts (userspace), multi-core (userspace), interrupts in general (kernelspace), multi-core (kernelspace).</text:p>
              </text:list-item>
              <text:list-item>
                <text:p>Locking is not the only way to avoid such race conditions</text:p>
              </text:list-item>
              <text:list-item>
                <text:p>But this presentation is about locking and only about locking...</text:p>
              </text:list-item>
              <text:list-item>
                <text:p>In general locking is bad because it blocks your programs from executing and so slows your program</text:p>
              </text:list-item>
              <text:list-item>
                <text:p>Avoid it when you ca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voiding locking - technique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Have each thread/CPU have it's own data.</text:p>
              </text:list-item>
              <text:list-item>
                <text:p>Use atomic operations (hardware) instead of locking (software).</text:p>
              </text:list-item>
              <text:list-item>
                <text:p>Lock free programming.</text:p>
              </text:list-item>
              <text:list-item>
                <text:p>RCU/COW.</text:p>
              </text:list-item>
              <text:list-item>
                <text:p>Readers/Writer locks.</text:p>
              </text:list-item>
              <text:list-item>
                <text:p>Not using the shared memory model but rather the actor model for multi-processing/multi-threading.</text:p>
              </text:list-item>
              <text:list-item>
                <text:p>And many more techniques.</text:p>
              </text:list-item>
              <text:list-item>
                <text:p>Alas, we are here to talk about locking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User space vs kernel space locking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Is completely different</text:p>
              </text:list-item>
              <text:list-item>
                <text:p>Different mechanisms, different performance considerations, different API</text:p>
              </text:list-item>
              <text:list-item>
                <text:p>But ultimately they work in concer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User space locking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User space locking mechanism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Are not allowed to block interrupts. <text:span text:style-name="T2">Ever!</text:span></text:p>
              </text:list-item>
              <text:list-item>
                <text:p><text:span text:style-name="T3">This is derived from the definition of what a secure operating system is</text:span></text:p>
              </text:list-item>
              <text:list-item>
                <text:p><text:span text:style-name="T3">If you have code in the kernel you can expose an API to user space to block and allow interrupts.</text:span></text:p>
              </text:list-item>
              <text:list-item>
                <text:p><text:span text:style-name="T3">This is considered a bad idea.</text:span></text:p>
              </text:list-item>
              <text:list-item>
                <text:p><text:span text:style-name="T3">First of all because it allows user space bugs to lock up your system</text:span></text:p>
              </text:list-item>
              <text:list-item>
                <text:p><text:span text:style-name="T3">Second because it interferes with other kernel mechanisms (like watchdogs, RCU and more).</text:span></text:p>
              </text:list-item>
              <text:list-item>
                <text:p><text:span text:style-name="T2">DON'T DO IT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User space locking primitive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pthreads Spinlock</text:p>
              </text:list-item>
              <text:list-item>
                <text:p>Futex</text:p>
              </text:list-item>
              <text:list-item>
                <text:p>pthreads mutex</text:p>
              </text:list-item>
              <text:list-item>
                <text:p>pthreads Readers/writer lock.</text:p>
              </text:list-item>
              <text:list-item>
                <text:p>posix semaphore</text:p>
              </text:list-item>
              <text:list-item>
                <text:p>SysV semapho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User space spin lock - intro</text:p>
          </draw:text-box>
        </draw:frame>
        <draw:frame presentation:style-name="pr4" draw:text-style-name="P2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3">Is implemented as a simple TAS/CAS loop with CPU relaxing and memory barrier.</text:span></text:p>
              </text:list-item>
              <text:list-item>
                <text:p><text:span text:style-name="T3">Pure user space implementation.</text:span></text:p>
              </text:list-item>
              <text:list-item>
                <text:p><text:span text:style-name="T2">DOES NOT DISABLE INTERRUPTS!</text:span></text:p>
              </text:list-item>
              <text:list-item>
                <text:p><text:span text:style-name="T3">Did I mention that it </text:span><text:span text:style-name="T2">DOES NOT DISABLE INTERRUPTS?!?</text:span></text:p>
              </text:list-item>
              <text:list-item>
                <text:p><text:span text:style-name="T3">It is interesting to note that </text:span><text:span text:style-name="T2">IT DOES NOT DISABLE INTERRUPTS.</text:span></text:p>
              </text:list-item>
              <text:list-item>
                <text:p><text:span text:style-name="T3">And finally note that </text:span><text:span text:style-name="T2">NO INTERRUPTS ARE DISABL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User space spin lock - issue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The API is straight forward.</text:p>
              </text:list-item>
              <text:list-item>
                <text:p>The problem with this API is that <text:span text:style-name="T2">IT DOES NOT DISABLE INTERRUPTS</text:span></text:p>
              </text:list-item>
              <text:list-item>
                <text:p><text:span text:style-name="T3">This means that you may end up spinning for a whole time slice (~1ms) if the two racing contexts are on the same core.</text:span></text:p>
              </text:list-item>
              <text:list-item>
                <text:p><text:span text:style-name="T3">This may also happen if two context are on different cores but one is pre-empted by some other context.</text:span></text:p>
              </text:list-item>
              <text:list-item>
                <text:p><text:span text:style-name="T3">This is really bad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User space spin lock – when to use?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Use only when the two racing contexts are running on two different cores and are the highest priority contexts on these two cores.</text:p>
              </text:list-item>
              <text:list-item>
                <text:p>Usually this is only fulfilled on a dedicated RT patched Linux system.</text:p>
              </text:list-item>
              <text:list-item>
                <text:p>Otherwise you get period spinning episodes.</text:p>
              </text:list-item>
              <text:list-item>
                <text:p>Kapish?!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utex – Fast user space locking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2">The idea is to avoid trips to the kernel in the non contended case.</text:span></text:p>
              </text:list-item>
              <text:list-item>
                <text:p>A mutex build half in user space and half in kernel space.</text:p>
              </text:list-item>
              <text:list-item>
                <text:p>State of the lock is in user space.</text:p>
              </text:list-item>
              <text:list-item>
                <text:p>Wait list is in kernel space.</text:p>
              </text:list-item>
              <text:list-item>
                <text:p>Allows to lock/unlock without calling kernel space in the non contended case.</text:p>
              </text:list-item>
              <text:list-item>
                <text:p><text:span text:style-name="T2">A Masterpiece of Linux engineering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happens when you die with a lock held?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Here are some suggestions:</text:p>
                <text:list>
                  <text:list-item>
                    <text:p>OS does nothing → deadlocks</text:p>
                  </text:list-item>
                  <text:list-item>
                    <text:p>OS releases the lock → other contexts die because of inconsistent data</text:p>
                  </text:list-item>
                  <text:list-item>
                    <text:p>OS releases the lock and notifies the next context locking the lock that the previous owner died → This is what Linux does. </text:p>
                  </text:list-item>
                </text:list>
              </text:list-item>
              <text:list-item>
                <text:p>This feature of locks is called <text:span text:style-name="T2">robustnes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inux has no thread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Do you remember that Linux has no concept of a “thread”?</text:p>
              </text:list-item>
              <text:list-item>
                <text:p>Threads are just processes which happen to share a lot of memory created with the <text:span text:style-name="T2">clone(2)</text:span> system call.</text:p>
              </text:list-item>
              <text:list-item>
                <text:p>Don't tell this to user space developers in your company (they tend to freak out about this).</text:p>
              </text:list-item>
              <text:list-item>
                <text:p>This means that <text:span text:style-name="T2">every locking mechanism in Linux can be used for multi-processing as well as for multi-threading.</text:span></text:p>
              </text:list-item>
              <text:list-item>
                <text:p><text:span text:style-name="T3">This is why futexes were made robust.</text:span></text:p>
              </text:list-item>
              <text:list-item>
                <text:p><text:span text:style-name="T3">Futexes are robust by doing postmortem on dead processes and examining the locks they leave behind in order to unlock them and mark them as suspiciou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thread_mutex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Is now days just a wrapper for a futex.</text:p>
              </text:list-item>
              <text:list-item>
                <text:p>Could be used between processes (strange, but oh so true).</text:p>
              </text:list-item>
              <text:list-item>
                <text:p>Could be made robust using the undocumented API <text:span text:style-name="T2">pthread_mutexattr_setrobust(3).</text:span></text:p>
              </text:list-item>
              <text:list-item>
                <text:p><text:span text:style-name="T3">I found the documentation for this API on MSDN, of all places…:)</text:span></text:p>
              </text:list-item>
              <text:list-item>
                <text:p><text:span text:style-name="T3">Supports recursiveness, two types of priority inheritance, sharing between processes, priority ceiling and more.</text:span></text:p>
              </text:list-item>
              <text:list-item>
                <text:p><text:span text:style-name="T3">Makes lousy coffee, though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thread readers/writer lock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Is based on the futex.</text:p>
              </text:list-item>
              <text:list-item>
                <text:p>This means good performance.</text:p>
              </text:list-item>
              <text:list-item>
                <text:p>Standard, feature poor implementation.</text:p>
              </text:list-item>
              <text:list-item>
                <text:p>Build your own if you need more features.</text:p>
              </text:list-item>
              <text:list-item>
                <text:p>Could be used to synchronize processes and thread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OSIX semaphore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Based on the futex.</text:p>
              </text:list-item>
              <text:list-item>
                <text:p>Again, good performance.</text:p>
              </text:list-item>
              <text:list-item>
                <text:p><text:span text:style-name="T2">Use this and not the Sys V version unless you need the Sys V particular features.</text:span></text:p>
              </text:list-item>
              <text:list-item>
                <text:p><text:span text:style-name="T3">Could be used to synchronize both processes and thread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ys V semaphor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Reminder: Sys V is AT&amp;T's version of UNIX dating to circa 1983. In that version important API's like this one were first introduced into the UNIX world.</text:p>
              </text:list-item>
              <text:list-item>
                <text:p>Sys V semaphores are, however, crap.</text:p>
              </text:list-item>
              <text:list-item>
                <text:p>This is because they always go to the kernel. Even in the non contended case.</text:p>
              </text:list-item>
              <text:list-item>
                <text:p><text:span text:style-name="T2">Do not use. Use POSIX semaphores instead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Kernel locking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Kernel locking primitive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Mutex</text:p>
              </text:list-item>
              <text:list-item>
                <text:p>Spinlock (3 types)</text:p>
              </text:list-item>
              <text:list-item>
                <text:p>Semaphore</text:p>
              </text:list-item>
              <text:list-item>
                <text:p>RW semaphor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utexe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Go to sleep when finding the lock locked.</text:p>
              </text:list-item>
              <text:list-item>
                <text:p>This means they can only be used in contexts where you are allowed to go to sleep.</text:p>
              </text:list-item>
              <text:list-item>
                <text:p>This means passive(user) context, kernel thread or workqueue context and threaded IRQ context (?!?).</text:p>
              </text:list-item>
              <text:list-item>
                <text:p><text:span text:style-name="T2">Not allowed in IRQ handlers or tasklets.</text:span></text:p>
              </text:list-item>
              <text:list-item>
                <text:p><text:span text:style-name="T3">Has 3 modes: interruptible, killable and uninterruptible.</text:span></text:p>
              </text:list-item>
              <text:list-item>
                <text:p><text:span text:style-name="T3">Try to use interruptible as much as possible as bugs in kernel code may cause non killable processes.</text:span></text:p>
              </text:list-item>
              <text:list-item>
                <text:p><text:span text:style-name="T3">Support priority inheritance under the RT patch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pinlock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Most common kernel locking primitive.</text:p>
              </text:list-item>
              <text:list-item>
                <text:p>Are divided into 3 types: regular, bh and irq.</text:p>
              </text:list-item>
              <text:list-item>
                <text:p>Regular, um, are regular. They just spin.</text:p>
              </text:list-item>
              <text:list-item>
                <text:p>Bh turn off Bottom half mechanisms (including tasklets) on the current CPU until done.</text:p>
              </text:list-item>
              <text:list-item>
                <text:p>Irq ones turn off interrupts on the lock CPU until done.</text:p>
              </text:list-item>
              <text:list-item>
                <text:p>Sleeping, waiting or doing heavy computations with spin locks held is considered reason for being banned from LKML.</text:p>
              </text:list-item>
              <text:list-item>
                <text:p>Turn into Mutexes under the RT patch and then support priority inheritanc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pin lock (irq version)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Turning of IRQs is quite fast (IF, CLI, STI are really fast on INTEL).</text:p>
              </text:list-item>
              <text:list-item>
                <text:p>Very brutal as it increases latency in real time implementations.</text:p>
              </text:list-item>
              <text:list-item>
                <text:p>Try not to access data structure from IRQ context so you won't have to use this.</text:p>
              </text:list-item>
              <text:list-item>
                <text:p>However, this is still one of the most common locking primitives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en to use each?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Passive vs Passive</text:p>
                <text:list>
                  <text:list-item>
                    <text:p>Use a mutex in interruptible mode (you are allowed to sleep in both).</text:p>
                  </text:list-item>
                  <text:list-item>
                    <text:p>Or semaphore in interruptible mode.</text:p>
                  </text:list-item>
                  <text:list-item>
                    <text:p>Or a spinlock IRQ (to avoid spinning).</text:p>
                  </text:list-item>
                  <text:list-item>
                    <text:p>Don't use a different type of spinlock!</text:p>
                  </text:list-item>
                </text:list>
              </text:list-item>
              <text:list-item>
                <text:p>Passive vs BH</text:p>
                <text:list>
                  <text:list-item>
                    <text:p>spinlock_bh</text:p>
                  </text:list-item>
                </text:list>
              </text:list-item>
              <text:list-item>
                <text:p>Passive vs IRQ</text:p>
                <text:list>
                  <text:list-item>
                    <text:p>Use spin lock irq.</text:p>
                  </text:list-item>
                  <text:list-item>
                    <text:p>The irq part prevents races on the current CPU.</text:p>
                  </text:list-item>
                  <text:list-item>
                    <text:p>The spin lock part prevents races with other CPUs.</text:p>
                  </text:list-item>
                </text:list>
              </text:list-item>
              <text:list-item>
                <text:p>BH vs BH</text:p>
                <text:list>
                  <text:list-item>
                    <text:p>Spinlock</text:p>
                  </text:list-item>
                </text:list>
              </text:list-item>
              <text:list-item>
                <text:p>BH vs IRQ</text:p>
                <text:list>
                  <text:list-item>
                    <text:p>Spinlock irq</text:p>
                  </text:list-item>
                </text:list>
              </text:list-item>
              <text:list-item>
                <text:p>IRQ vs IRQ</text:p>
                <text:list>
                  <text:list-item>
                    <text:p>Spinlock irq.</text:p>
                  </text:list-item>
                </text:list>
              </text:list-item>
              <text:list-item>
                <text:p>See “Rusty Russells Unreliable Guide to Locking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emaphore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1">semaphore.h</text:span></text:p>
              </text:list-item>
              <text:list-item>
                <text:p><text:span text:style-name="T4">Usually used as a mutex and not as a semaphore.</text:span></text:p>
              </text:list-item>
              <text:list-item>
                <text:p><text:span text:style-name="T4">Up and down methods do not accept ticket number but always increase and decrease by 1.</text:span></text:p>
              </text:list-item>
              <text:list-item>
                <text:p><text:span text:style-name="T4">Ticket/permit count can be determined at creation time.</text:span></text:p>
              </text:list-item>
              <text:list-item>
                <text:p>Semaphores do not offer priority inheritance. Even under the RT patch.</text:p>
              </text:list-item>
              <text:list-item>
                <text:p>This means that any system call that uses this is unfit to be used in the critical path of a real time application.</text:p>
              </text:list-item>
              <text:list-item>
                <text:p>3 modes of operation (like the mutex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W semaphores</text:p>
          </draw:text-box>
        </draw:frame>
        <draw:frame presentation:style-name="pr4" draw:text-style-name="P4" draw:layer="layout" svg:width="25.199cm" svg:height="12.178cm" svg:x="1.4cm" svg:y="4.914cm" presentation:class="outline">
          <draw:text-box>
            <text:list text:style-name="L2">
              <text:list-item>
                <text:p text:style-name="P4"><text:span text:style-name="T1">rwsem.h</text:span></text:p>
              </text:list-item>
              <text:list-item>
                <text:p text:style-name="P4"><text:span text:style-name="T4">Offer more performance when number of readers outnumbers number of writers.</text:span></text:p>
              </text:list-item>
              <text:list-item>
                <text:p text:style-name="P4"><text:span text:style-name="T4">Again, does not support priority inheritance. Even under the RT patch.</text:span></text:p>
              </text:list-item>
              <text:list-item>
                <text:p><text:span text:style-name="T4">Famous is the current-&gt;mm-&gt;mmap_sem that protects each processes virtual memory description.</text:span></text:p>
              </text:list-item>
              <text:list-item>
                <text:p><text:span text:style-name="T4">Good reason not to use malloc(3) in real time system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W lock</text:p>
          </draw:text-box>
        </draw:frame>
        <draw:frame presentation:style-name="pr4" draw:text-style-name="P4" draw:layer="layout" svg:width="25.199cm" svg:height="12.178cm" svg:x="1.4cm" svg:y="4.914cm" presentation:class="outline">
          <draw:text-box>
            <text:list text:style-name="L2">
              <text:list-item>
                <text:p text:style-name="P4"><text:span text:style-name="T1">rwlock.h</text:span></text:p>
              </text:list-item>
              <text:list-item>
                <text:p text:style-name="P4"><text:span text:style-name="T4">By Ingo Molnar (author of the real time patch).</text:span></text:p>
              </text:list-item>
              <text:list-item>
                <text:p text:style-name="P4"><text:span text:style-name="T4">Supports priority inheritance.</text:span></text:p>
              </text:list-item>
              <text:list-item>
                <text:p text:style-name="P4"><text:span text:style-name="T4">Use this instead of RW semaphores.</text:span></text:p>
              </text:list-item>
              <text:list-item>
                <text:p text:style-name="P4"><text:span text:style-name="T4">Again, gives better performance when number of readers outnumbers number of writer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RT patch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Runs all irq handlers in their own threads with other interrupts enabled.</text:p>
              </text:list-item>
              <text:list-item>
                <text:p>Turns all spinlocks into mutexes to reduce latency and allow high priority tasks to get the CPU ASAP.</text:p>
              </text:list-item>
              <text:list-item>
                <text:p>If you really need a spin lock you can use the raw spinlock API which will give you a true spinlock even under the RT patch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7T13:09:13.316921265</meta:creation-date>
    <meta:editing-duration>PT39M35S</meta:editing-duration>
    <meta:editing-cycles>11</meta:editing-cycles>
    <dc:date>2016-01-12T17:23:43.752849533</dc:date>
    <meta:generator>LibreOffice/5.0.2.2$Linux_X86_64 LibreOffice_project/00m0$Build-2</meta:generator>
    <meta:document-statistic meta:object-count="130"/>
  </office:meta>
</office:document-meta>
</file>